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InternalRunner.filter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ternalRunner.run( final RunNotifier notifi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InternalRunne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ternalRunner.testFinished( Description descrip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nternalRunner.testFailure( Failure fail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InternalRunner.evalu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InternalRunner.withBefores( FrameworkMethod method , final Object target , Statement stat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InternalRunner.DefaultInternalRunner( Class &lt; ? &gt; testClass , final Supplier &lt; MockitoTestListener &gt; listenerSuppli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